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96cm" svg:height="3.81cm" svg:x="4.621cm" svg:y="4.642cm">
          <text:p text:style-name="P1">Sensor has fil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5.842cm" svg:height="1.778cm" svg:x="13.257cm" svg:y="5.658cm">
          <text:p text:style-name="P1">Use this fil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717cm" svg:y1="6.547cm" svg:x2="13.257cm" svg:y2="6.547cm" draw:start-shape="id1" draw:start-glue-point="7" draw:end-shape="id2" draw:end-glue-point="5" svg:d="m10717 6547h2540" svg:viewBox="0 0 2541 1">
          <text:p text:style-name="P1"/>
          <text:p text:style-name="P1"><text:span text:style-name="T1">Yes</text:span></text:p>
        </draw:connector>
        <draw:custom-shape draw:style-name="gr1" draw:text-style-name="P1" xml:id="id3" draw:id="id3" draw:layer="layout" svg:width="5.842cm" svg:height="1.778cm" svg:x="4.748cm" svg:y="10.865cm">
          <text:p text:style-name="P1">Get parent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7.669cm" svg:y1="8.452cm" svg:x2="7.669cm" svg:y2="10.865cm" draw:start-shape="id1" draw:start-glue-point="6" draw:end-shape="id3" draw:end-glue-point="4" svg:d="m7669 8452v2413" svg:viewBox="0 0 1 2414">
          <text:p text:style-name="P2"><text:span text:style-name="T1">No <text:s text:c="5"/></text:span></text:p>
        </draw:connector>
        <draw:connector draw:style-name="gr2" draw:text-style-name="P2" draw:layer="layout" draw:line-skew="-1.15cm" svg:x1="4.748cm" svg:y1="11.754cm" svg:x2="4.621cm" svg:y2="6.547cm" draw:start-shape="id3" draw:start-glue-point="5" draw:end-shape="id1" draw:end-glue-point="5" svg:d="m4748 11754h-1778v-5207h1651" svg:viewBox="0 0 1779 5208">
          <text:p text:style-name="P2"><text:span text:style-name="T1">OK</text:span></text:p>
        </draw:connector>
        <draw:custom-shape draw:style-name="gr1" draw:text-style-name="P1" xml:id="id6" draw:id="id6" draw:layer="layout" svg:width="3.937cm" svg:height="1.27cm" svg:x="5.688cm" svg:y="1.37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5.842cm" svg:height="1.778cm" svg:x="4.748cm" svg:y="15.365cm">
          <text:p text:style-name="P1">No fil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937cm" svg:height="1.27cm" svg:x="14.273cm" svg:y="10.992cm">
          <text:p text:style-name="P1">Don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7.669cm" svg:y1="12.643cm" svg:x2="7.669cm" svg:y2="15.365cm" draw:start-shape="id3" draw:start-glue-point="6" draw:end-shape="id4" draw:end-glue-point="4" svg:d="m7669 12643v2722" svg:viewBox="0 0 1 2723">
          <text:p text:style-name="P2"><text:span text:style-name="T1">No parent <text:s text:c="19"/></text:span></text:p>
          <text:p text:style-name="P2"><text:span text:style-name="T1">sensor <text:s text:c="14"/></text:span></text:p>
        </draw:connector>
        <draw:connector draw:style-name="gr3" draw:text-style-name="P1" draw:layer="layout" svg:x1="10.59cm" svg:y1="16.254cm" svg:x2="16.242cm" svg:y2="12.262cm" draw:start-shape="id4" draw:start-glue-point="7" draw:end-shape="id5" draw:end-glue-point="6" svg:d="m10590 16254h5652v-3992" svg:viewBox="0 0 5653 3993">
          <text:p/>
        </draw:connector>
        <draw:connector draw:style-name="gr3" draw:text-style-name="P1" draw:layer="layout" draw:type="line" svg:x1="16.178cm" svg:y1="7.436cm" svg:x2="16.242cm" svg:y2="10.992cm" draw:start-shape="id2" draw:start-glue-point="6" draw:end-shape="id5" draw:end-glue-point="4" svg:d="m16178 7436 64 3556" svg:viewBox="0 0 65 3557">
          <text:p/>
        </draw:connector>
        <draw:connector draw:style-name="gr3" draw:text-style-name="P1" draw:layer="layout" draw:type="line" svg:x1="7.657cm" svg:y1="2.648cm" svg:x2="7.669cm" svg:y2="4.642cm" draw:start-shape="id6" draw:start-glue-point="6" draw:end-shape="id1" draw:end-glue-point="4" svg:d="m7657 2648 12 1994" svg:viewBox="0 0 13 1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324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4:24:34.769237054</meta:creation-date>
    <dc:date>2014-03-21T08:09:05.341147961</dc:date>
    <meta:editing-duration>P2DT17H30M32S</meta:editing-duration>
    <meta:editing-cycles>2</meta:editing-cycles>
    <meta:generator>LibreOffice/4.1.5.3$Linux_X86_64 LibreOffice_project/410$Build-3</meta:generator>
    <meta:document-statistic meta:object-count="13"/>
  </office:meta>
</office:document-meta>
</file>